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Sans-Italic" svg:font-family="LiberationSans-Italic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721.5pt" fo:break-before="auto" style:use-optimal-row-height="true"/>
    </style:style>
    <style:style style:name="ro3" style:family="table-row">
      <style:table-row-properties style:row-height="57.46pt" fo:break-before="auto" style:use-optimal-row-height="true"/>
    </style:style>
    <style:style style:name="ro4" style:family="table-row">
      <style:table-row-properties style:row-height="23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9" style:family="table-cell" style:parent-style-name="Default">
      <style:text-properties style:use-window-font-color="true" style:text-outline="false" style:text-line-through-style="none" style:text-line-through-type="none" style:font-name="LiberationSans-Italic" fo:font-size="10pt" fo:language="none" fo:country="none" fo:font-style="italic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italic" style:font-weight-asian="normal" style:font-size-complex="10pt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72bf44"/>
    </style:style>
    <style:style style:name="ce11" style:family="table-cell" style:parent-style-name="Default">
      <style:text-properties style:font-name="LiberationSans-Italic" fo:language="none" fo:country="none" fo:font-style="italic" style:font-name-asian="LiberationSans-Italic" style:language-asian="none" style:country-asian="none" style:font-style-asian="italic" style:font-name-complex="LiberationSans-Italic" style:language-complex="none" style:country-complex="none" style:font-style-complex="italic"/>
    </style:style>
    <style:style style:name="ce1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fff200"/>
    </style:style>
    <style:style style:name="ce14" style:family="table-cell" style:parent-style-name="Default"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Sans-Italic" fo:font-style="italic" style:font-name-asian="LiberationSans-Italic" style:font-name-complex="LiberationSans-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Common Problems" table:style-name="ta1">
        <table:table-column table:style-name="co1" table:default-cell-style-name="Default"/>
        <table:table-row table:style-name="ro1">
          <table:table-cell office:value-type="string" calcext:value-type="string">
            <text:p>‘&lt;&lt;’ has a problem of width inference. See ‘chisel-book’ Leros chapter</text:p>
          </table:table-cell>
        </table:table-row>
        <table:table-row table:style-name="ro1">
          <table:table-cell office:value-type="string" calcext:value-type="string">
            <text:p>always @(posedge nvdla_core_clk or negedge nvdla_core_rstn) need to be replaced by always @(posedge nvdla_core_clk)</text:p>
          </table:table-cell>
        </table:table-row>
      </table:table>
      <table:table table:name="rams" table:style-name="ta1">
        <table:table-column table:style-name="co1" table:number-columns-repeated="7" table:default-cell-style-name="Default"/>
        <table:table-column table:style-name="co1" table:default-cell-style-name="ce10"/>
        <table:table-row table:style-name="ro1">
          <table:table-cell table:style-name="ce9" office:value-type="string" calcext:value-type="string">
            <text:p>nv_rams_rws dout failed, but pass the tester</text:p>
          </table:table-cell>
          <table:table-cell table:number-columns-repeated="7"/>
        </table:table-row>
        <table:table-row table:style-name="ro1">
          <table:table-cell table:style-name="ce9" office:value-type="string" calcext:value-type="string">
            <text:p>nv_rams_rwspdout_r failed, dout failed, but pass the tester</text:p>
          </table:table-cell>
          <table:table-cell table:number-columns-repeated="7"/>
        </table:table-row>
        <table:table-row table:style-name="ro1">
          <table:table-cell table:style-name="ce9" office:value-type="string" calcext:value-type="string">
            <text:p>nv_rams_rwspdout failed due to the same reason with 1&amp;2, haven’t tested on tester yet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Trying to prove $equiv for \dout [13]: failed.</text:p>
            <text:p>  Trying to prove $equiv for \dout [5]: failed.</text:p>
            <text:p>  Trying to prove $equiv for \dout_r [1]: failed.</text:p>
            <text:p>  Trying to prove $equiv for \dout [12]: failed.</text:p>
            <text:p>  Trying to prove $equiv for \dout [11]: failed.</text:p>
            <text:p>  Trying to prove $equiv for \dout [10]: failed.</text:p>
            <text:p>  Trying to prove $equiv for \dout [9]: failed.</text:p>
            <text:p>  Trying to prove $equiv for \dout [26]: failed.</text:p>
            <text:p>  Trying to prove $equiv for \dout [28]: failed.</text:p>
            <text:p>  Trying to prove $equiv for \dout [29]: failed.</text:p>
            <text:p>  Trying to prove $equiv for \dout_r [2]: failed.</text:p>
            <text:p>  Trying to prove $equiv for \dout_r [3]: failed.</text:p>
            <text:p>  Trying to prove $equiv for \dout_r [4]: failed.</text:p>
            <text:p>  Trying to prove $equiv for \dout_r [5]: failed.</text:p>
            <text:p>  Trying to prove $equiv for \dout [30]: failed.</text:p>
            <text:p>  Trying to prove $equiv for \dout [31]: failed.</text:p>
            <text:p>  Trying to prove $equiv for \dout_r [6]: failed.</text:p>
            <text:p>  Trying to prove $equiv for \dout_r [7]: failed.</text:p>
            <text:p>  Trying to prove $equiv for \dout_r [8]: failed.</text:p>
            <text:p>  Trying to prove $equiv for \dout_r [9]: failed.</text:p>
            <text:p>  Trying to prove $equiv for \dout_r [10]: failed.</text:p>
            <text:p>  Trying to prove $equiv for \dout_r [11]: failed.</text:p>
            <text:p>  Trying to prove $equiv for \dout_r [12]: failed.</text:p>
            <text:p>  Trying to prove $equiv for \dout_r [13]: failed.</text:p>
            <text:p>  Trying to prove $equiv for \dout_r [14]: failed.</text:p>
            <text:p>  Trying to prove $equiv for \dout_r [15]: failed.</text:p>
            <text:p>  Trying to prove $equiv for \dout_r [16]: failed.</text:p>
            <text:p>  Trying to prove $equiv for \dout [6]: failed.</text:p>
            <text:p>  Trying to prove $equiv for \dout [7]: failed.</text:p>
            <text:p>  Trying to prove $equiv for \dout [8]: failed.</text:p>
            <text:p>  Trying to prove $equiv for \dout [21]: failed.</text:p>
            <text:p>  Trying to prove $equiv for \dout [23]: failed.</text:p>
            <text:p>  Trying to prove $equiv for \dout [0]: failed.</text:p>
            <text:p>  Trying to prove $equiv for \dout [20]: failed.</text:p>
            <text:p>  Trying to prove $equiv for \dout [1]: failed.</text:p>
            <text:p>  Trying to prove $equiv for \dout [17]: failed.</text:p>
            <text:p>  Trying to prove $equiv for \dout [25]: failed.</text:p>
            <text:p>  Trying to prove $equiv for \dout [2]: failed.</text:p>
            <text:p>  Trying to prove $equiv for \dout [18]: failed.</text:p>
            <text:p>  Trying to prove $equiv for \dout [3]: failed.</text:p>
            <text:p>  Trying to prove $equiv for \dout [19]: failed.</text:p>
            <text:p>  Trying to prove $equiv for \dout [4]: failed.</text:p>
            <text:p>  Trying to prove $equiv for \dout_r [31]: failed.</text:p>
            <text:p>  Trying to prove $equiv for \dout_r [17]: failed.</text:p>
            <text:p>  Trying to prove $equiv for \dout_r [18]: failed.</text:p>
            <text:p>  Trying to prove $equiv for \dout_r [19]: failed.</text:p>
            <text:p>  Trying to prove $equiv for \dout_r [20]: failed.</text:p>
            <text:p>  Trying to prove $equiv for \dout_r [21]: failed.</text:p>
            <text:p>  Trying to prove $equiv for \dout_r [22]: failed.</text:p>
            <text:p>  Trying to prove $equiv for \dout_r [23]: failed.</text:p>
            <text:p>  Trying to prove $equiv for \dout_r [24]: failed.</text:p>
            <text:p>  Trying to prove $equiv for \dout_r [25]: failed.</text:p>
            <text:p>  Trying to prove $equiv for \dout_r [26]: failed.</text:p>
            <text:p>  Trying to prove $equiv for \dout_r [27]: failed.</text:p>
            <text:p>  Trying to prove $equiv for \dout_r [28]: failed.</text:p>
            <text:p>  Trying to prove $equiv for \dout_r [29]: failed.</text:p>
            <text:p>  Trying to prove $equiv for \dout_r [30]: failed.</text:p>
            <text:p>  Trying to prove $equiv for \dout [14]: failed.</text:p>
            <text:p>  Trying to prove $equiv for \dout [15]: failed.</text:p>
            <text:p>  Trying to prove $equiv for \dout [16]: failed.</text:p>
            <text:p>  Trying to prove $equiv for \dout [27]: failed.</text:p>
            <text:p>  Trying to prove $equiv for \dout_r [0]: failed.</text:p>
            <text:p>  Trying to prove $equiv for \dout [24]: failed.</text:p>
            <text:p>  Trying to prove $equiv for \dout [22]: failed.</text:p>
          </table:table-cell>
          <table:table-cell table:number-columns-repeated="7"/>
        </table:table-row>
        <table:table-row table:style-name="ro1" table:number-rows-repeated="1048571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cacc" table:style-name="ta1">
        <table:table-column table:style-name="co1" table:number-columns-repeated="7" table:default-cell-style-name="Default"/>
        <table:table-column table:style-name="co1" table:default-cell-style-name="ce10"/>
        <table:table-row table:style-name="ro1">
          <table:table-cell table:style-name="ce11" office:value-type="string" calcext:value-type="string">
            <text:p>NV_NVDLA_CACC_CALC_int8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<text:span text:style-name="T1">Unproven $equiv $auto$equiv_make.cc:241:find_same_wires$369: \out_partial_valid_gold \out_partial_valid_gate</text:span></text:p>
            <text:p><text:span text:style-name="T1">Unproven $equiv $auto$equiv_make.cc:241:find_same_wires$334: \out_final_valid_gold \out_final_valid_gate</text:span></text:p>
            <text:p><text:span text:style-name="T1">Unproven $equiv $auto$equiv_make.cc:241:find_same_wires$333: \out_final_sat_gold \out_final_sat_gate</text:span></text:p>
            <text:p><text:span text:style-name="T1">Unproven $equiv $auto$equiv_make.cc:270:find_same_wires$264: \i_sat_vld_gold \i_sat_vld_gate</text:span></text:p>
            <text:p><text:span text:style-name="T1">Unproven $equiv $auto$equiv_make.cc:270:find_same_wires$263: \i_sat_sel_gold \i_sat_sel_gate</text:span></text:p>
          </table:table-cell>
          <table:table-cell table:number-columns-repeated="7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dual_re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ss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table:number-columns-repeated="7"/>
          <table:table-cell office:value-type="string" calcext:value-type="string">
            <text:p>fix on 12/16</text:p>
          </table:table-cell>
        </table:table-row>
        <table:table-row table:style-name="ro1">
          <table:table-cell office:value-type="string" calcext:value-type="string">
            <text:p>NV_soDLA_CACC_assembly_ctr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accu_ctrl_pd [12]: failed.</text:p>
          </table:table-cell>
          <table:table-cell table:number-columns-repeated="4"/>
          <table:table-cell office:value-type="string" calcext:value-type="string">
            <text:p>fi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Trying to prove $equiv for \cfg_in_en_mask: failed.</text:p>
          </table:table-cell>
          <table:table-cell table:number-columns-repeated="4"/>
          <table:table-cell office:value-type="string" calcext:value-type="string">
            <text:p>waived</text:p>
          </table:table-cell>
          <table:table-cell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NV_soDLA_CACC_assembly_buffe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ss</text:p>
          </table:table-cell>
          <table:table-cell table:number-columns-repeated="7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calculato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ound 2152 unproven $equiv cells (68 groups) in equiv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abuf_wr_addr:</text:p>
          </table:table-cell>
          <table:table-cell table:number-columns-repeated="4"/>
          <table:table-cell office:value-type="string" calcext:value-type="string">
            <text:p>fi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Grouping SAT models for \dp2reg_sat_count:</text:p>
          </table:table-cell>
          <table:table-cell table:number-columns-repeated="4"/>
          <table:table-cell office:value-type="string" calcext:value-type="string">
            <text:p>fi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Trying to prove $equiv for \calc_valid: failed.</text:p>
          </table:table-cell>
          <table:table-cell table:number-columns-repeated="4"/>
          <table:table-cell office:value-type="string" calcext:value-type="string">
            <text:p>fi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Grouping SAT models for \calc_pout_0:</text:p>
          </table:table-cell>
          <table:table-cell table:number-columns-repeated="4"/>
          <table:table-cell office:value-type="string" calcext:value-type="string">
            <text:p>fi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Trying to prove $equiv for \sat_reg_en: failed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delivery buffe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cacc2sdp_pd : failed.</text:p>
          </table:table-cell>
          <table:table-cell table:number-columns-repeated="3"/>
          <table:table-cell office:value-type="string" calcext:value-type="string">
            <text:p>due to the dbuf_rd_data, waived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delivery ctrl</text:p>
          </table:table-cell>
          <table:table-cell table:number-columns-repeated="7"/>
        </table:table-row>
        <table:table-row table:style-name="ro4">
          <table:table-cell table:style-name="ce13" office:value-type="string" calcext:value-type="string">
            <text:p>dbuf_wr width problem</text:p>
          </table:table-cell>
          <table:table-cell table:number-columns-repeated="2"/>
          <table:table-cell office:value-type="string" calcext:value-type="string">
            <text:p>fix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2"/>Trying to prove $equiv for \dbuf_wr_data [0]: failed.</text:p>
          </table:table-cell>
          <table:table-cell table:number-columns-repeated="3"/>
          <table:table-cell office:value-type="string" calcext:value-type="string">
            <text:p>fix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2"/>Trying to prove $equiv for \dlv_end_tag1_vld: failed.</text:p>
          </table:table-cell>
          <table:table-cell table:number-columns-repeated="3"/>
          <table:table-cell office:value-type="string" calcext:value-type="string">
            <text:p>fixed</text:p>
          </table:table-cell>
          <table:table-cell table:number-columns-repeated="3"/>
        </table:table-row>
        <table:table-row table:style-name="ro1" table:number-rows-repeated="1048543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cmac" table:style-name="ta1">
        <table:table-column table:style-name="co1" table:number-columns-repeated="5" table:default-cell-style-name="Default"/>
        <table:table-column table:style-name="co1" table:default-cell-style-name="ce12"/>
        <table:table-column table:style-name="co1" table:default-cell-style-name="Default"/>
        <table:table-column table:style-name="co1" table:default-cell-style-name="ce10"/>
        <table:table-row table:style-name="ro1">
          <table:table-cell office:value-type="string" calcext:value-type="string">
            <text:p>module</text:p>
          </table:table-cell>
          <table:table-cell table:number-columns-repeated="4"/>
          <table:table-cell office:value-type="string" calcext:value-type="string">
            <text:p>PeekPokeTes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V_NVDLA_CMAC_CORE_activate</text:p>
          </table:table-cell>
          <table:table-cell table:number-columns-repeated="4"/>
          <table:table-cell office:value-type="string" calcext:value-type="string">
            <text:p>pa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V_NVDLA_CMAC_CORE_mac</text:p>
          </table:table-cell>
          <table:table-cell table:number-columns-repeated="4"/>
          <table:table-cell office:value-type="string" calcext:value-type="string">
            <text:p>pa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V_NVDLA_CMAC_CORE_rt_in</text:p>
          </table:table-cell>
          <table:table-cell table:number-columns-repeated="4"/>
          <table:table-cell office:value-type="string" calcext:value-type="string">
            <text:p>pa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V_NVDLA_CMAC_CORE_rt_out</text:p>
          </table:table-cell>
          <table:table-cell table:number-columns-repeated="4"/>
          <table:table-cell office:value-type="string" calcext:value-type="string">
            <text:p>pa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V_NVDLA_CMAC_REG_dual</text:p>
          </table:table-cell>
          <table:table-cell table:number-columns-repeated="4"/>
          <table:table-cell office:value-type="string" calcext:value-type="string">
            <text:p>pa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V_NVDLA_CMAC_co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V_NVDLA_CMAC_reg</text:p>
          </table:table-cell>
          <table:table-cell table:number-columns-repeated="4"/>
          <table:table-cell office:value-type="string" calcext:value-type="string">
            <text:p>pa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V_NVDLA_cma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V_NVDLA_CMAC_REG_single</text:p>
          </table:table-cell>
          <table:table-cell table:number-columns-repeated="4"/>
          <table:table-cell office:value-type="string" calcext:value-type="string">
            <text:p>pass</text:p>
          </table:table-cell>
          <table:table-cell table:number-columns-repeated="2"/>
        </table:table-row>
        <table:table-row table:style-name="ro1" table:number-rows-repeated="1048565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csc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csc_dual_reg</text:p>
          </table:table-cell>
          <table:table-cell table:number-columns-repeated="4"/>
          <table:table-cell office:value-type="string" calcext:value-type="string">
            <text:p>fixed on 12/14</text:p>
          </table:table-cell>
        </table:table-row>
        <table:table-row table:style-name="ro1">
          <table:table-cell office:value-type="string" calcext:value-type="string">
            <text:p><text:s/>Trying to prove $equiv for \reg_rd_data [20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reg_rd_data [21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reg_rd_data [22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reg_rd_data [23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reg_rd_data [24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reg_rd_data [25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reg_rd_data [26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reg_rd_data [4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reg_rd_data [5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reg_rd_data [6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reg_rd_data [7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reg_rd_data [8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reg_rd_data [9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reg_rd_data [10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reg_rd_data [27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reg_rd_data [28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reg_rd_data [29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reg_rd_data [30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reg_rd_data [31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reg_rd_data [11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reg_rd_data [12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reg_rd_data [13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reg_rd_data [14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reg_rd_data [15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reg_rd_data [16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reg_rd_data [17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reg_rd_data [18]: failed.</text:p>
          </table:table-cell>
          <table:table-cell table:number-columns-repeated="5"/>
        </table:table-row>
      </table:table>
      <table:table table:name="apb2csb" table:style-name="ta1">
        <table:table-column table:style-name="co1" table:number-columns-repeated="7" table:default-cell-style-name="Default"/>
        <table:table-column table:style-name="co1" table:default-cell-style-name="ce10"/>
        <table:table-row table:style-name="ro1">
          <table:table-cell table:style-name="ce9" office:value-type="string" calcext:value-type="string">
            <text:p>Trying to prove $equiv for \rd_trans_low: failed.</text:p>
          </table:table-cell>
          <table:table-cell table:number-columns-repeated="5"/>
          <table:table-cell office:value-type="string" calcext:value-type="string">
            <text:p>tested on firesim</text:p>
          </table:table-cell>
          <table:table-cell/>
        </table:table-row>
        <table:table-row table:style-name="ro1" table:number-rows-repeated="1048574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cfgrom" table:style-name="ta1">
        <table:table-column table:style-name="co1" table:number-columns-repeated="7" table:default-cell-style-name="Default"/>
        <table:table-column table:style-name="co1" table:default-cell-style-name="ce10"/>
        <table:table-row table:style-name="ro1">
          <table:table-cell office:value-type="string" calcext:value-type="string">
            <text:p><text:s text:c="2"/>Trying to prove $equiv for \cfgrom2csb_resp_pd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cfgrom2csb_resp_pd [1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cfgrom2csb_resp_pd [1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cfgrom2csb_resp_pd [9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cfgrom2csb_resp_pd [28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cfgrom2csb_resp_pd [1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cfgrom2csb_resp_pd [1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cfgrom2csb_resp_pd [1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cfgrom2csb_resp_pd [2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cfgrom2csb_resp_pd [2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cfgrom2csb_resp_pd [3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cfgrom2csb_resp_pd [3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cfgrom2csb_resp_pd [3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cfgrom2csb_resp_valid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cfgrom2csb_resp_pd [2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cfgrom2csb_resp_pd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cfgrom2csb_resp_pd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cfgrom2csb_resp_pd [1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cfgrom2csb_resp_pd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cfgrom2csb_resp_pd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cfgrom2csb_resp_pd [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cfgrom2csb_resp_pd [19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cfgrom2csb_resp_pd [3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cfgrom2csb_resp_pd [29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cfgrom2csb_resp_pd [1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cfgrom2csb_resp_pd [2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cfgrom2csb_resp_pd [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cfgrom2csb_resp_pd [18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cfgrom2csb_resp_pd [8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cfgrom2csb_resp_pd [2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cfgrom2csb_resp_pd [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cfgrom2csb_resp_pd [2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cfgrom2csb_resp_pd [1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cfgrom2csb_resp_pd [2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cfgrom2csb_resp_pd [25]: failed.</text:p>
          </table:table-cell>
          <table:table-cell table:number-columns-repeated="7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13"/>
          <table:table-cell table:number-columns-repeated="7"/>
        </table:table-row>
        <table:table-row table:style-name="ro1">
          <table:table-cell table:style-name="ce14" office:value-type="string" calcext:value-type="string">
            <text:p>NV_NVDLA_CFGROM_rom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ss</text:p>
          </table:table-cell>
          <table:table-cell table:number-columns-repeated="7"/>
        </table:table-row>
        <table:table-row table:style-name="ro1" table:number-rows-repeated="1048535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slibs" table:style-name="ta1">
        <table:table-column table:style-name="co1" table:number-columns-repeated="5" table:default-cell-style-name="Default"/>
        <table:table-column table:style-name="co1" table:default-cell-style-name="ce12"/>
        <table:table-column table:style-name="co1" table:default-cell-style-name="Default"/>
        <table:table-column table:style-name="co1" table:default-cell-style-name="ce10"/>
        <table:table-column table:style-name="co1" table:number-columns-repeated="3" table:default-cell-style-name="Default"/>
        <table:table-row table:style-name="ro1">
          <table:table-cell table:number-columns-repeated="5"/>
          <table:table-cell office:value-type="string" calcext:value-type="string">
            <text:p>ppt</text:p>
          </table:table-cell>
          <table:table-cell/>
          <table:table-cell office:value-type="string" calcext:value-type="string">
            <text:p>equiv_check</text:p>
          </table:table-cell>
          <table:table-cell table:number-columns-repeated="3"/>
        </table:table-row>
        <table:table-row table:style-name="ro1">
          <table:table-cell table:style-name="ce9" office:value-type="string" calcext:value-type="string">
            <text:p>AN2D4PO4 </text:p>
          </table:table-cell>
          <table:table-cell table:number-columns-repeated="4"/>
          <table:table-cell office:value-type="string" calcext:value-type="string">
            <text:p>pass</text:p>
          </table:table-cell>
          <table:table-cell/>
          <table:table-cell office:value-type="string" calcext:value-type="string">
            <text:p>pass</text:p>
          </table:table-cell>
          <table:table-cell table:number-columns-repeated="3"/>
        </table:table-row>
        <table:table-row table:style-name="ro1">
          <table:table-cell table:style-name="ce9" office:value-type="string" calcext:value-type="string">
            <text:p>CKLNQD12 </text:p>
          </table:table-cell>
          <table:table-cell table:number-columns-repeated="4"/>
          <table:table-cell office:value-type="string" calcext:value-type="string">
            <text:p>pass</text:p>
          </table:table-cell>
          <table:table-cell/>
          <table:table-cell office:value-type="string" calcext:value-type="string">
            <text:p>pass</text:p>
          </table:table-cell>
          <table:table-cell table:number-columns-repeated="3"/>
        </table:table-row>
        <table:table-row table:style-name="ro1">
          <table:table-cell table:style-name="ce9" office:value-type="string" calcext:value-type="string">
            <text:p>CKLNQD12PO</text:p>
          </table:table-cell>
          <table:table-cell table:number-columns-repeated="4"/>
          <table:table-cell office:value-type="string" calcext:value-type="string">
            <text:p>pass</text:p>
          </table:table-cell>
          <table:table-cell/>
          <table:table-cell office:value-type="string" calcext:value-type="string">
            <text:p>pass</text:p>
          </table:table-cell>
          <table:table-cell table:number-columns-repeated="3"/>
        </table:table-row>
        <table:table-row table:style-name="ro1">
          <table:table-cell table:style-name="ce9" office:value-type="string" calcext:value-type="string">
            <text:p>BC_Pipe </text:p>
          </table:table-cell>
          <table:table-cell table:number-columns-repeated="4"/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style-name="ce9" office:value-type="string" calcext:value-type="string">
            <text:p>IS_Pipe</text:p>
          </table:table-cell>
          <table:table-cell table:number-columns-repeated="4"/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style-name="ce9" office:value-type="string" calcext:value-type="string">
            <text:p>MUX2D4 </text:p>
          </table:table-cell>
          <table:table-cell table:number-columns-repeated="4"/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style-name="ce9" office:value-type="string" calcext:value-type="string">
            <text:p>MUX2HDD2</text:p>
          </table:table-cell>
          <table:table-cell table:number-columns-repeated="4"/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style-name="ce9" office:value-type="string" calcext:value-type="string">
            <text:p>OR2D1</text:p>
          </table:table-cell>
          <table:table-cell table:number-columns-repeated="4"/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LK_GATING</text:p>
          </table:table-cell>
          <table:table-cell/>
          <table:table-cell office:value-type="string" calcext:value-type="string">
            <text:p>try to disable on fpga</text:p>
          </table:table-cell>
          <table:table-cell table:number-columns-repeated="6"/>
          <table:table-cell office:value-type="string" calcext:value-type="string">
            <text:p>Failed on Firesim</text:p>
          </table:table-cell>
          <table:table-cell office:value-type="string" calcext:value-type="string">
            <text:p>WARNING: [Place 30-568] A LUT 'WRAPPER_INST/CL/firesim_top/top/sim/target/nvdla/u_nvdla/nvdla_top/u_partition_ma/u_NV_NVDLA_cmac/wrapper/NV_soDLA_cmac/NV_NVDLA_CMAC_core/NV_NVDLA_slcg_11/SO_CLK_gate_power/p_clkgate/_T_1423[21]_bret_bret_i_3__14' is driving clock pin of 24824 registers. This could lead to large hold time violations. First few involved registers are: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WARNING: [Place 30-568] A LUT 'WRAPPER_INST/CL/firesim_top/top/sim/target/nvdla/u_nvdla/nvdla_top/u_partition_mb/u_NV_NVDLA_cmac/wrapper/NV_soDLA_cmac/NV_NVDLA_CMAC_core/NV_NVDLA_slcg/SO_CLK_gate_power/p_clkgate/_T_1423[21]_bret_bret_i_3__29' is driving clock pin of 2101 registers. This could lead to large hold time violations. First few involved registers are: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WARNING: [Place 30-568] A LUT 'WRAPPER_INST/CL/firesim_top/top/sim/target/nvdla/u_nvdla/nvdla_top/u_partition_ma/u_NV_NVDLA_cmac/wrapper/NV_soDLA_cmac/NV_NVDLA_CMAC_core/NV_NVDLA_slcg/SO_CLK_gate_power/p_clkgate/_T_1423[21]_bret_bret_i_3__13' is driving clock pin of 2101 registers. This could lead to large hold time violations. First few involved registers are: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WARNING: [Place 30-568] A LUT 'WRAPPER_INST/CL/firesim_top/top/sim/target/nvdla/u_nvdla/nvdla_top/u_partition_mb/u_NV_NVDLA_cmac/wrapper/NV_soDLA_cmac/NV_NVDLA_CMAC_core/NV_NVDLA_slcg_11/SO_CLK_gate_power/p_clkgate/_T_1423[21]_bret_bret_i_3__30' is driving clock pin of 24816 registers. This could lead to large hold time violations. First few involved registers are:</text:p>
          </table:table-cell>
        </table:table-row>
        <table:table-row table:style-name="ro1">
          <table:table-cell office:value-type="string" calcext:value-type="string">
            <text:p>NV_NVDLA_HLS_saturate</text:p>
          </table:table-cell>
          <table:table-cell table:number-columns-repeated="6"/>
          <table:table-cell office:value-type="string" calcext:value-type="string">
            <text:p>pa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V_NVDLA_HLS_shiftleftsu</text:p>
          </table:table-cell>
          <table:table-cell table:number-columns-repeated="6"/>
          <table:table-cell office:value-type="string" calcext:value-type="string">
            <text:p>data_out(16-31) failed, due to &lt;&lt; has automated width expans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V_NVDLA_HLS_shiftrightss</text:p>
          </table:table-cell>
          <table:table-cell table:number-columns-repeated="6"/>
          <table:table-cell office:value-type="string" calcext:value-type="string">
            <text:p>pa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V_NVDLA_HLS_shiftrightsu</text:p>
          </table:table-cell>
          <table:table-cell table:number-columns-repeated="6"/>
          <table:table-cell office:value-type="string" calcext:value-type="string">
            <text:p>pa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V_NVDLA_HLS_shiftrightusz</text:p>
          </table:table-cell>
          <table:table-cell table:number-columns-repeated="6"/>
          <table:table-cell office:value-type="string" calcext:value-type="string">
            <text:p>pa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V_NVDLA_HLS_shiftrightsatsu</text:p>
          </table:table-cell>
          <table:table-cell table:number-columns-repeated="6"/>
          <table:table-cell office:value-type="string" calcext:value-type="string">
            <text:p>Trying to prove $equiv for \left_shift_sat: failed. ‘&lt;&lt;’ has automated width expansion</text:p>
          </table:table-cell>
          <table:table-cell table:number-columns-repeated="3"/>
        </table:table-row>
        <table:table-row table:style-name="ro1" table:number-rows-repeated="1048556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sdp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SDP_RDMA_REG_du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DP_REG_dual</text:p>
          </table:table-cell>
          <table:table-cell/>
          <table:table-cell office:value-type="string" calcext:value-type="string">
            <text:p>fix on 12/14</text:p>
          </table:table-cell>
        </table:table-row>
        <table:table-row table:style-name="ro1">
          <table:table-cell office:value-type="string" calcext:value-type="string">
            <text:p>bn_mul_prelu: failed.</text:p>
          </table:table-cell>
          <table:table-cell table:number-columns-repeated="2"/>
        </table:table-row>
      </table:table>
      <table:table table:name="cdp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NV_soDLA_CDP_RDMA_REG_du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ss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NV_soDLA_CDP_REG_dual</text:p>
          </table:table-cell>
          <table:table-cell table:number-columns-repeated="3"/>
          <table:table-cell office:value-type="string" calcext:value-type="string">
            <text:p>fixed on 12/14</text:p>
          </table:table-cell>
        </table:table-row>
        <table:table-row table:style-name="ro1">
          <table:table-cell office:value-type="string" calcext:value-type="string">
            <text:p>dst_base_addr_low fail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ying to prove $equiv for \input_data_type [0]: failed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ying to prove $equiv for \datin_scale [0]: failed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ying to prove $equiv for \datout_scale [0]: failed.</text:p>
          </table:table-cell>
          <table:table-cell table:number-columns-repeated="4"/>
        </table:table-row>
      </table:table>
      <table:table table:name="cdma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cdma_reg</text:p>
          </table:table-cell>
          <table:table-cell table:number-columns-repeated="4"/>
          <table:table-cell office:value-type="string" calcext:value-type="string">
            <text:p>fix on 12/14</text:p>
          </table:table-cell>
        </table:table-row>
        <table:table-row table:style-name="ro1">
          <table:table-cell office:value-type="string" calcext:value-type="string">
            <text:p><text:s text:c="2"/>Trying to prove $equiv for \line_stride [18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line_stride [8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line_stride [9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line_stride [14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line_stride [15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line_stride [3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line_stride [4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line_stride [0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line_stride [1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line_stride [2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line_stride [5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line_stride [6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line_stride [7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line_stride [10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line_stride [19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line_stride [20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line_stride [21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line_stride [11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line_stride [12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line_stride [13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line_stride [22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line_stride [23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line_stride [24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line_stride [28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line_stride [29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line_stride [30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line_stride [31]: failed.</text:p>
          </table:table-cell>
          <table:table-cell table:number-columns-repeated="5"/>
        </table:table-row>
      </table:table>
      <table:table table:name="risk accessment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hazard analysis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A: Frequently</text:p>
          </table:table-cell>
          <table:table-cell office:value-type="string" calcext:value-type="string">
            <text:p>B: Probable</text:p>
          </table:table-cell>
          <table:table-cell office:value-type="string" calcext:value-type="string">
            <text:p>C: Occasional</text:p>
          </table:table-cell>
          <table:table-cell office:value-type="string" calcext:value-type="string">
            <text:p>D: Remote</text:p>
          </table:table-cell>
          <table:table-cell office:value-type="string" calcext:value-type="string">
            <text:p>E: Improbable</text:p>
          </table:table-cell>
        </table:table-row>
        <table:table-row table:style-name="ro1">
          <table:table-cell/>
          <table:table-cell office:value-type="string" calcext:value-type="string">
            <text:p>1. Catastrophic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E1</text:p>
          </table:table-cell>
        </table:table-row>
        <table:table-row table:style-name="ro1">
          <table:table-cell/>
          <table:table-cell office:value-type="string" calcext:value-type="string">
            <text:p>2. Critical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E2</text:p>
          </table:table-cell>
        </table:table-row>
        <table:table-row table:style-name="ro1">
          <table:table-cell/>
          <table:table-cell office:value-type="string" calcext:value-type="string">
            <text:p>3. Serious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E3</text:p>
          </table:table-cell>
        </table:table-row>
        <table:table-row table:style-name="ro1">
          <table:table-cell/>
          <table:table-cell office:value-type="string" calcext:value-type="string">
            <text:p>4. Minor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E4</text:p>
          </table:table-cell>
        </table:table-row>
      </table:table>
      <table:named-expressions/>
      <table:database-ranges>
        <table:database-range table:name="__Anonymous_Sheet_DB__4" table:target-range-address="csc.E19:csc.E19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Sans-Italic" svg:font-family="LiberationSans-Italic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8">00/00/0000</text:date>, <text:time style:data-style-name="N2" text:time-value="16:11:03.56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0.1.1$Windows_X86_64 LibreOffice_project/60bfb1526849283ce2491346ed2aa51c465abfe6</meta:generator>
    <dc:date>2019-12-18T09:57:42.695000000</dc:date>
    <meta:editing-duration>PT4H46M40S</meta:editing-duration>
    <meta:editing-cycles>11</meta:editing-cycles>
    <meta:document-statistic meta:table-count="12" meta:cell-count="237" meta:object-count="0"/>
  </office:meta>
</office:document-meta>
</file>